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2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Local to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2-03-26T22:14:34.058286355</dc:date>
    <meta:editing-duration>P9DT22H21M28S</meta:editing-duration>
    <meta:editing-cycles>786</meta:editing-cycles>
    <meta:generator>LibreOffice/6.1.5.2$Linux_X86_64 LibreOffice_project/10$Build-2</meta:generator>
    <dc:creator>Hermann Voßeler</dc:creator>
    <meta:document-statistic meta:table-count="1" meta:cell-count="6312" meta:object-count="0"/>
  </office:meta>
</office:document-meta>
</file>